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P3" style:parent-style-name="Standard" style:family="paragraph">
      <style:text-properties style:font-name="Arial" style:font-name-complex="Arial"/>
    </style:style>
    <style:style style:name="P4" style:parent-style-name="Standard" style:family="paragraph">
      <style:text-properties style:font-name="Arial" style:font-name-complex="Arial"/>
    </style:style>
    <style:style style:name="P5" style:parent-style-name="Standard" style:list-style-name="LFO1" style:family="paragraph">
      <style:text-properties style:font-name="Arial" style:font-name-complex="Arial"/>
    </style:style>
    <style:style style:name="P6" style:parent-style-name="Standard" style:list-style-name="LFO1" style:family="paragraph">
      <style:text-properties style:font-name="Arial" style:font-name-complex="Arial"/>
    </style:style>
    <style:style style:name="P7" style:parent-style-name="Standard" style:list-style-name="LFO1" style:family="paragraph">
      <style:text-properties style:font-name="Arial" style:font-name-complex="Arial"/>
    </style:style>
    <style:style style:name="P8" style:parent-style-name="Standard" style:list-style-name="LFO1" style:family="paragraph">
      <style:text-properties style:font-name="Arial" style:font-name-complex="Arial"/>
    </style:style>
    <style:style style:name="P9" style:parent-style-name="Standard" style:list-style-name="LFO1" style:family="paragraph"/>
    <style:style style:name="T10" style:parent-style-name="Fuentedepárrafopredeter." style:family="text">
      <style:text-properties style:font-name="Arial" style:font-name-complex="Arial"/>
    </style:style>
  </office:automatic-styles>
  <office:body>
    <office:text text:use-soft-page-breaks="true">
      <text:p text:style-name="P1">Tutorial instalación Learn To Play en local</text:p>
      <text:p text:style-name="P2"/>
      <text:p text:style-name="P3">La instalación en local de la web es bastante sencilla.</text:p>
      <text:p text:style-name="P4"/>
      <text:list text:style-name="LFO1" text:continue-numbering="true">
        <text:list-item>
          <text:p text:style-name="P5">En primer lugar necesitamos instalar Xampp, en su versión 7.1.4 como mínimo para garantizar el correcto funcionamiento de la web. Este programa nos ofrece acceso al servidor Apache con php 7 y al gestor de bases de datos MySQL para poder controlar la web.</text:p>
        </text:list-item>
        <text:list-item>
          <text:p text:style-name="P6">Una vez instalado Xampp, el siguiente paso a realizar será incluir todos los ficheros que componen la web dentro de la carpeta htdocs que en encontraremos dentro en la carpeta xampp que estará en el lugar donde lo tengamos instalado, normalmente en la raíz del disco duro con el S.O. Siendo recomendable que los archivos estén todos en una carpeta dentro de htdocs, para así si una vez modifiquemos el nombre del archivo index.php, o bien lo eliminemos,<text:s/>cuando escribamos localhost en nuestro navegador prodemos acceder a la carpeta con nuestros archivos y, al existir otro index.php aquí se nos abrirá directamente nuestra web.</text:p>
        </text:list-item>
        <text:list-item>
          <text:p text:style-name="P7">Habiendo<text:s/>ya incluido nuestros<text:s/>archivos dentro de htdocs, lo que necesitamos ahora es importar nuestra base de datos a MySQL para que nuestra web funcione correctamente. Para ello, debemos abrir el panel de control de Xampp y poner en marcha MySQL. Una vez esté en marcha debemos acceder al admin de MySQL.</text:p>
        </text:list-item>
        <text:list-item>
          <text:p text:style-name="P8">Cuando nos encontremos dentro del admin de MySQL lo que debemos hacer es crear una base de datos con el nombre de la que tengamos, pero estará vacía. Acto seguido, deberemos acceder a la pestaña importar y donde pone Seleccionar archivo, buscaremos el archivo .sql que tendremos entre nuestros archivos de la web y después darle a continuar, así ya tendremos nuestra base de datos lista para que nuestra web funcione correctamente.</text:p>
        </text:list-item>
        <text:list-item>
          <text:p text:style-name="P9"><text:span text:style-name="T10">Por último, para que cuando escribamos localhost en el navegador podamos seleccionar nuestra carpeta con los archivos de la web, deberemos acceder al panel de control de Xampp y poner en marcha el servidor Apache, con esto nuestra web ya funcionaría en local.</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rge belmonte galipienso</dc:creator>
    <meta:creation-date>2009-04-16T11:32:00Z</meta:creation-date>
    <dc:date>2018-06-19T17:11:00Z</dc:date>
    <meta:template xlink:href="Normal.dotm" xlink:type="simple"/>
    <meta:editing-cycles>4</meta:editing-cycles>
    <meta:editing-duration>PT1260S</meta:editing-duration>
    <meta:user-defined meta:name="Info 1"/>
    <meta:user-defined meta:name="Info 2"/>
    <meta:user-defined meta:name="Info 3"/>
    <meta:user-defined meta:name="Info 4"/>
    <meta:document-statistic meta:page-count="1" meta:paragraph-count="3" meta:word-count="305" meta:character-count="1982" meta:row-count="14" meta:non-whitespace-character-count="1680"/>
  </office:meta>
</office:document-meta>
</file>